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24.754cm" fo:margin-left="2cm" style:page-number="auto" table:align="left" style:writing-mode="lr-tb"/>
    </style:style>
    <style:style style:name="Таблица1.A" style:family="table-column">
      <style:table-column-properties style:column-width="0.751cm"/>
    </style:style>
    <style:style style:name="Таблица1.B" style:family="table-column">
      <style:table-column-properties style:column-width="2.75cm"/>
    </style:style>
    <style:style style:name="Таблица1.C" style:family="table-column">
      <style:table-column-properties style:column-width="3.251cm"/>
    </style:style>
    <style:style style:name="Таблица1.D" style:family="table-column">
      <style:table-column-properties style:column-width="0.497cm"/>
    </style:style>
    <style:style style:name="Таблица1.E" style:family="table-column">
      <style:table-column-properties style:column-width="6.756cm"/>
    </style:style>
    <style:style style:name="Таблица1.F" style:family="table-column">
      <style:table-column-properties style:column-width="10.74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D1.1" style:family="table-column">
      <style:table-column-properties style:column-width="10.751cm"/>
    </style:style>
    <style:style style:name="Таблица1.D1.2" style:family="table-column">
      <style:table-column-properties style:column-width="1.251cm"/>
    </style:style>
    <style:style style:name="Таблица1.D1.3" style:family="table-column">
      <style:table-column-properties style:column-width="6.001cm"/>
    </style:style>
    <style:style style:name="Таблица1.D1.1" style:family="table-row">
      <style:table-row-properties style:min-row-height="0.49cm" style:keep-together="false" fo:keep-together="always"/>
    </style:style>
    <style:style style:name="Таблица1.D1.3" style:family="table-row">
      <style:table-row-properties style:min-row-height="0.406cm" style:keep-together="false" fo:keep-together="always"/>
    </style:style>
    <style:style style:name="Таблица1.D1.4" style:family="table-row">
      <style:table-row-properties style:min-row-height="0.459cm" style:keep-together="false" fo:keep-together="always"/>
    </style:style>
    <style:style style:name="Таблица1.D1.1.4" style:family="table-cell">
      <style:table-cell-properties style:vertical-align="bottom" fo:padding-left="0.191cm" fo:padding-right="0.191cm" fo:padding-top="0cm" fo:padding-bottom="0cm" fo:border="none"/>
    </style:style>
    <style:style style:name="Таблица1.D1.5" style:family="table-row">
      <style:table-row-properties style:min-row-height="1.196cm" style:keep-together="false" fo:keep-together="always"/>
    </style:style>
    <style:style style:name="Таблица1.2" style:family="table-row">
      <style:table-row-properties style:min-row-height="0.762cm" style:keep-together="false" fo:keep-together="always"/>
    </style:style>
    <style:style style:name="Таблица1.A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3" style:family="table-row">
      <style:table-row-properties style:min-row-height="0.369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F3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A4" style:family="table-cell">
      <style:table-cell-properties style:vertical-align="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4" style:family="table-cell">
      <style:table-cell-properties style:vertical-align="" fo:padding-left="0.191cm" fo:padding-right="0.191cm" fo:padding-top="0cm" fo:padding-bottom="0cm" fo:border-left="none" fo:border-right="none" fo:border-top="0.002cm solid #000000" fo:border-bottom="none"/>
    </style:style>
    <style:style style:name="Таблица1.E4.1" style:family="table-row">
      <style:table-row-properties style:min-row-height="0.58cm" style:keep-together="false" fo:keep-together="always"/>
    </style:style>
    <style:style style:name="Таблица1.E4.1.1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E4.2.1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E4.2" style:family="table-row">
      <style:table-row-properties style:min-row-height="0.736cm" style:keep-together="false" fo:keep-together="always"/>
    </style:style>
    <style:style style:name="Таблица1.E4.1.2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B5" style:family="table-cell">
      <style:table-cell-properties style:vertical-align="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E5.1" style:family="table-column">
      <style:table-column-properties style:column-width="6.754cm"/>
    </style:style>
    <style:style style:name="Таблица1.E5.1.2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6" style:family="table-row">
      <style:table-row-properties style:min-row-height="0.884cm" style:keep-together="false" fo:keep-together="always"/>
    </style:style>
    <style:style style:name="Таблица1.A6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6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E6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7" style:family="table-row">
      <style:table-row-properties style:min-row-height="0.898cm" style:keep-together="false" fo:keep-together="always"/>
    </style:style>
    <style:style style:name="Таблица1.B7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8" style:family="table-row">
      <style:table-row-properties style:min-row-height="0.647cm" style:keep-together="false" fo:keep-together="always"/>
    </style:style>
    <style:style style:name="Таблица1.A9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9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C9.2" style:family="table-column">
      <style:table-column-properties style:column-width="1.75cm"/>
    </style:style>
    <style:style style:name="Таблица1.C9.3" style:family="table-column">
      <style:table-column-properties style:column-width="6.004cm"/>
    </style:style>
    <style:style style:name="Таблица1.C9.4" style:family="table-column">
      <style:table-column-properties style:column-width="3.501cm"/>
    </style:style>
    <style:style style:name="Таблица1.C9.5" style:family="table-column">
      <style:table-column-properties style:column-width="0.746cm"/>
    </style:style>
    <style:style style:name="Таблица1.C9.6" style:family="table-column">
      <style:table-column-properties style:column-width="6.502cm"/>
    </style:style>
    <style:style style:name="Таблица1.C9.1" style:family="table-row">
      <style:table-row-properties style:min-row-height="0.734cm" style:keep-together="false" fo:keep-together="always"/>
    </style:style>
    <style:style style:name="Таблица1.C9.1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C9.2.1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C9.4.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C9.2" style:family="table-row">
      <style:table-row-properties style:min-row-height="0.718cm" style:keep-together="false" fo:keep-together="always"/>
    </style:style>
    <style:style style:name="Таблица1.C9.2.2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1.C9.4.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C9.3" style:family="table-row">
      <style:table-row-properties style:min-row-height="0.753cm" style:keep-together="false" fo:keep-together="always"/>
    </style:style>
    <style:style style:name="Таблица1.C9.4" style:family="table-row">
      <style:table-row-properties style:min-row-height="0.69cm" style:keep-together="false" fo:keep-together="always"/>
    </style:style>
    <style:style style:name="Таблица1.C9.5" style:family="table-row">
      <style:table-row-properties style:min-row-height="0.159cm" style:keep-together="false" fo:keep-together="always"/>
    </style:style>
    <style:style style:name="Таблица1.10" style:family="table-row">
      <style:table-row-properties style:min-row-height="0.584cm" style:keep-together="false" fo:keep-together="always"/>
    </style:style>
    <style:style style:name="Таблица1.A11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C11.2" style:family="table-column">
      <style:table-column-properties style:column-width="1.249cm"/>
    </style:style>
    <style:style style:name="Таблица1.C11.5" style:family="table-row">
      <style:table-row-properties style:min-row-height="1.057cm" style:keep-together="false" fo:keep-together="always"/>
    </style:style>
    <style:style style:name="Таблица2" style:family="table">
      <style:table-properties style:width="25.502cm" fo:margin-left="0.751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2.75cm"/>
    </style:style>
    <style:style style:name="Таблица2.C" style:family="table-column">
      <style:table-column-properties style:column-width="0.51cm"/>
    </style:style>
    <style:style style:name="Таблица2.D" style:family="table-column">
      <style:table-column-properties style:column-width="1.741cm"/>
    </style:style>
    <style:style style:name="Таблица2.E" style:family="table-column">
      <style:table-column-properties style:column-width="5.249cm"/>
    </style:style>
    <style:style style:name="Таблица2.F" style:family="table-column">
      <style:table-column-properties style:column-width="4.001cm"/>
    </style:style>
    <style:style style:name="Таблица2.G" style:family="table-column">
      <style:table-column-properties style:column-width="0.751cm"/>
    </style:style>
    <style:style style:name="Таблица2.H" style:family="table-column">
      <style:table-column-properties style:column-width="9.5cm"/>
    </style:style>
    <style:style style:name="Таблица2.1" style:family="table-row">
      <style:table-row-properties style:min-row-height="0.504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773cm" style:keep-together="false" fo:keep-together="always"/>
    </style:style>
    <style:style style:name="Таблица2.A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G2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3" style:family="table-row">
      <style:table-row-properties style:min-row-height="1.198cm" style:keep-together="false" fo:keep-together="always"/>
    </style:style>
    <style:style style:name="Таблица2.A3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2.B3" style:family="table-cell">
      <style:table-cell-properties fo:padding-left="0.191cm" fo:padding-right="0.191cm" fo:padding-top="0cm" fo:padding-bottom="0cm" fo:border="none"/>
    </style:style>
    <style:style style:name="Таблица2.E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4" style:family="table-row">
      <style:table-row-properties style:min-row-height="2.988cm" style:keep-together="false" fo:keep-together="always"/>
    </style:style>
    <style:style style:name="Таблица2.A4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B4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2.5" style:family="table-row">
      <style:table-row-properties style:min-row-height="1.976cm" style:keep-together="false" fo:keep-together="always"/>
    </style:style>
    <style:style style:name="Таблица2.B5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6" style:family="table-row">
      <style:table-row-properties style:min-row-height="0.97cm" style:keep-together="false" fo:keep-together="always"/>
    </style:style>
    <style:style style:name="Таблица2.A6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B6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2.7" style:family="table-row">
      <style:table-row-properties style:row-height="1.94cm" style:keep-together="false" fo:keep-together="always"/>
    </style:style>
    <style:style style:name="Таблица2.B7" style:family="table-cell">
      <style:table-cell-properties fo:padding="0.191cm" fo:border="none"/>
    </style:style>
    <style:style style:name="Таблица2.8" style:family="table-row">
      <style:table-row-properties style:min-row-height="1.998cm" style:keep-together="false" fo:keep-together="always"/>
    </style:style>
    <style:style style:name="Таблица2.A8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B8" style:family="table-cell">
      <style:table-cell-properties fo:padding="0.191cm" fo:border-left="none" fo:border-right="none" fo:border-top="none" fo:border-bottom="0.002cm solid #000000"/>
    </style:style>
    <style:style style:name="Таблица2.C8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2.9" style:family="table-row">
      <style:table-row-properties style:min-row-height="1.727cm" style:keep-together="false" fo:keep-together="always"/>
    </style:style>
    <style:style style:name="Таблица2.D9" style:family="table-cell">
      <style:table-cell-properties style:vertical-align="bottom" fo:padding-left="0.191cm" fo:padding-right="0.191cm" fo:padding-top="0cm" fo:padding-bottom="0cm" fo:border="none"/>
    </style:style>
    <style:style style:name="Таблица2.10" style:family="table-row">
      <style:table-row-properties style:min-row-height="0.727cm" style:keep-together="false" fo:keep-together="always"/>
    </style:style>
    <style:style style:name="Таблица2.11" style:family="table-row">
      <style:table-row-properties style:min-row-height="1.106cm" style:keep-together="false" fo:keep-together="always"/>
    </style:style>
    <style:style style:name="Таблица2.F11" style:family="table-cell">
      <style:table-cell-properties style:vertical-align="bottom" fo:padding="0.191cm" fo:border="none"/>
    </style:style>
    <style:style style:name="Таблица2.12" style:family="table-row">
      <style:table-row-properties style:min-row-height="0.471cm" style:keep-together="false" fo:keep-together="always"/>
    </style:style>
    <style:style style:name="Таблица2.F12" style:family="table-cell">
      <style:table-cell-properties fo:padding="0.191cm" fo:border-left="none" fo:border-right="none" fo:border-top="0.002cm solid #000000" fo:border-bottom="none"/>
    </style:style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uk" fo:country="UA" style:font-size-asian="12pt" style:font-size-complex="12pt"/>
    </style:style>
    <style:style style:name="P11" style:family="paragraph" style:parent-style-name="Standard">
      <style:paragraph-properties>
        <style:tab-stops>
          <style:tab-stop style:position="24.121cm"/>
        </style:tab-stops>
      </style:paragraph-properties>
      <style:text-properties fo:font-size="12pt" fo:language="uk" fo:country="U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language="en" fo:country="US" style:font-size-asian="11pt" style:font-size-complex="11pt"/>
    </style:style>
    <style:style style:name="P14" style:family="paragraph" style:parent-style-name="Standard">
      <style:text-properties fo:font-size="11pt" fo:language="uk" fo:country="UA" style:font-size-asian="11pt" style:font-size-complex="11pt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Standard">
      <style:text-properties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position="-25% 100%" fo:font-size="12pt" fo:language="uk" fo:country="UA" style:font-size-asian="12pt" style:font-size-complex="12pt"/>
    </style:style>
    <style:style style:name="P19" style:family="paragraph" style:parent-style-name="Standard"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position="-25% 100%" fo:font-size="12pt" fo:language="en" fo:country="US" style:font-size-asian="12pt" style:font-size-complex="12pt"/>
    </style:style>
    <style:style style:name="P21" style:family="paragraph" style:parent-style-name="Standard">
      <style:text-properties fo:font-size="8pt" fo:language="uk" fo:country="UA" style:font-size-asian="8pt" style:font-size-complex="8pt"/>
    </style:style>
    <style:style style:name="P22" style:family="paragraph" style:parent-style-name="Standard">
      <style:text-properties fo:font-size="8pt" fo:language="uk" fo:country="UA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text-properties fo:font-size="6pt" fo:language="en" fo:country="US" style:font-size-asian="6pt" style:font-size-complex="6pt"/>
    </style:style>
    <style:style style:name="P25" style:family="paragraph" style:parent-style-name="Standard">
      <style:text-properties fo:font-size="6pt" fo:language="uk" fo:country="UA" style:font-size-asian="6pt" style:font-size-complex="6pt"/>
    </style:style>
    <style:style style:name="P26" style:family="paragraph" style:parent-style-name="Standard">
      <style:text-properties fo:font-size="6pt" style:font-size-asian="6pt" style:font-size-complex="6pt"/>
    </style:style>
    <style:style style:name="P27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8" style:family="paragraph" style:parent-style-name="heading_20_9">
      <style:text-properties fo:font-weight="bold" style:font-weight-asian="bold" style:font-weight-complex="bold"/>
    </style:style>
    <style:style style:name="P29" style:family="paragraph" style:parent-style-name="heading_20_6">
      <style:text-properties style:font-name="Times New Roman" fo:font-size="13pt" style:font-name-asian="Times New Roman" style:font-size-asian="13pt" style:font-name-complex="Times New Roman" style:font-size-complex="13pt"/>
    </style:style>
    <style:style style:name="P30" style:family="paragraph" style:parent-style-name="heading_20_6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text-properties fo:font-size="11pt" fo:language="en" fo:country="US" style:font-size-asian="11pt" style:font-size-complex="11pt"/>
    </style:style>
    <style:style style:name="P32" style:family="paragraph" style:parent-style-name="Standard">
      <style:text-properties fo:font-size="11pt" fo:language="uk" fo:country="UA" style:font-size-asian="11pt" style:font-size-complex="11pt"/>
    </style:style>
    <style:style style:name="P33" style:family="paragraph" style:parent-style-name="Standard">
      <style:text-properties fo:font-size="12pt" fo:language="en" fo:country="US" style:font-size-asian="12pt" style:font-size-complex="12pt"/>
    </style:style>
    <style:style style:name="P34" style:family="paragraph" style:parent-style-name="Standard">
      <style:text-properties fo:font-size="12pt" fo:language="uk" fo:country="U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style:text-position="-25% 100%" fo:font-size="12pt" style:font-size-asian="12pt" style:font-size-complex="12pt"/>
    </style:style>
    <style:style style:name="T9" style:family="text">
      <style:text-properties style:text-position="-25% 100%" fo:font-size="12pt" fo:language="en" fo:country="US" style:font-size-asian="12pt" style:font-size-complex="12pt"/>
    </style:style>
    <style:style style:name="T10" style:family="text"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text-position="-25% 100%" fo:font-size="12pt" fo:language="uk" fo:country="UA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uk" fo:country="UA"/>
    </style:style>
    <style:style style:name="T14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12">!Штамп1!</text:p>
          </table:table-cell>
          <table:covered-table-cell/>
          <table:covered-table-cell/>
          <table:table-cell table:number-columns-spanned="3">
            <table:table table:is-sub-table="true">
              <table:table-column table:style-name="Таблица1.D1.1"/>
              <table:table-column table:style-name="Таблица1.D1.2"/>
              <table:table-column table:style-name="Таблица1.D1.3"/>
              <table:table-row table:style-name="Таблица1.D1.1">
                <table:table-cell table:style-name="Таблица1.A1" office:value-type="string">
                  <text:p text:style-name="P4"/>
                </table:table-cell>
                <table:table-cell table:style-name="Таблица1.A1" office:value-type="string">
                  <text:p text:style-name="P2"/>
                </table:table-cell>
                <table:table-cell table:style-name="Таблица1.A1" office:value-type="string">
                  <text:p text:style-name="P8">!КОПІЯ!</text:p>
                </table:table-cell>
              </table:table-row>
              <table:table-row table:style-name="Таблица1.D1.1">
                <table:table-cell table:style-name="Таблица1.A1" office:value-type="string">
                  <text:p text:style-name="P4"/>
                </table:table-cell>
                <table:table-cell table:style-name="Таблица1.A1" office:value-type="string">
                  <text:p text:style-name="P2"/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 table:style-name="Таблица1.D1.3">
                <table:table-cell table:style-name="Таблица1.A1" office:value-type="string">
                  <text:p text:style-name="P27">АКТОВИЙ ЗАПИС ПРО ШЛЮБ № !НАЗ!</text:p>
                </table:table-cell>
                <table:table-cell table:style-name="Таблица1.A1" office:value-type="string">
                  <text:p text:style-name="P16"/>
                </table:table-cell>
                <table:table-cell table:style-name="Таблица1.A1" office:value-type="string">
                  <text:p text:style-name="P4"/>
                </table:table-cell>
              </table:table-row>
              <table:table-row table:style-name="Таблица1.D1.4">
                <table:table-cell table:style-name="Таблица1.D1.1.4" office:value-type="string">
                  <text:p text:style-name="P9">від !ДДМММРРРР року!</text:p>
                </table:table-cell>
                <table:table-cell table:style-name="Таблица1.A1" table:number-columns-spanned="2" office:value-type="string">
                  <text:p text:style-name="P4"/>
                </table:table-cell>
                <table:covered-table-cell/>
              </table:table-row>
              <table:table-row table:style-name="Таблица1.D1.5">
                <table:table-cell table:style-name="Таблица1.A1" office:value-type="string">
                  <text:p text:style-name="P4"/>
                </table:table-cell>
                <table:table-cell table:style-name="Таблица1.A1" table:number-columns-spanned="2" office:value-type="string">
                  <text:p text:style-name="P4"/>
                </table:table-cell>
                <table:covered-table-cell/>
              </table:table-row>
            </table:table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6" office:value-type="string">
            <text:h text:style-name="P29" text:outline-level="6">Відомості про осіб, які реєструють шлюб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table:number-columns-spanned="5" office:value-type="string">
            <text:h text:style-name="P30" text:outline-level="6">Наречений</text:h>
          </table:table-cell>
          <table:covered-table-cell/>
          <table:covered-table-cell/>
          <table:covered-table-cell/>
          <table:covered-table-cell/>
          <table:table-cell table:style-name="Таблица1.F3" office:value-type="string">
            <text:h text:style-name="P30" text:outline-level="6">Наречена</text:h>
          </table:table-cell>
        </table:table-row>
        <table:table-row table:style-name="Таблица1.1">
          <table:table-cell table:style-name="Таблица1.A4" office:value-type="string">
            <text:p text:style-name="P24"/>
            <text:p text:style-name="P1">1.</text:p>
          </table:table-cell>
          <table:table-cell table:style-name="Таблица1.B4" table:number-columns-spanned="3" office:value-type="string">
            <text:p text:style-name="P26"/>
            <text:p text:style-name="P4">Прізвище<text:span text:style-name="T6"> </text:span>до<text:span text:style-name="T6"> державної</text:span></text:p>
            <text:p text:style-name="P10">реєстрації шлюбу </text:p>
          </table:table-cell>
          <table:covered-table-cell/>
          <table:covered-table-cell/>
          <table:table-cell table:number-columns-spanned="2">
            <table:table table:is-sub-table="true">
              <table:table-column table:style-name="Таблица1.E"/>
              <table:table-column table:style-name="Таблица1.F"/>
              <table:table-row table:style-name="Таблица1.E4.1">
                <table:table-cell table:style-name="Таблица1.E4.1.1" office:value-type="string">
                  <text:p text:style-name="P4"/>
                </table:table-cell>
                <table:table-cell table:style-name="Таблица1.E4.2.1" office:value-type="string">
                  <text:p text:style-name="P1"/>
                </table:table-cell>
              </table:table-row>
              <table:table-row table:style-name="Таблица1.E4.2">
                <table:table-cell table:style-name="Таблица1.E4.1.2" office:value-type="string">
                  <text:p text:style-name="P5">!ПрЧС!</text:p>
                </table:table-cell>
                <table:table-cell table:style-name="Таблица1.A3" office:value-type="string">
                  <text:p text:style-name="P3">!ПрЖС!</text:p>
                </table:table-cell>
              </table:table-row>
            </table:table>
          </table:table-cell>
          <table:covered-table-cell/>
        </table:table-row>
        <table:table-row table:style-name="Таблица1.1">
          <table:table-cell table:style-name="Таблица1.A4" office:value-type="string">
            <text:p text:style-name="P24"/>
            <text:p text:style-name="P1">2.</text:p>
          </table:table-cell>
          <table:table-cell table:style-name="Таблица1.B5" table:number-columns-spanned="3" office:value-type="string">
            <text:p text:style-name="P26"/>
            <text:p text:style-name="Standard"><text:span text:style-name="T1">Прізвище</text:span><text:span text:style-name="T2"> після державної</text:span></text:p>
            <text:p text:style-name="P10">реєстрації шлюбу</text:p>
          </table:table-cell>
          <table:covered-table-cell/>
          <table:covered-table-cell/>
          <table:table-cell table:number-columns-spanned="2">
            <table:table table:is-sub-table="true">
              <table:table-column table:style-name="Таблица1.E5.1"/>
              <table:table-column table:style-name="Таблица1.D1.1"/>
              <table:table-row table:style-name="Таблица1.E4.2">
                <table:table-cell table:style-name="Таблица1.E4.1.1" office:value-type="string">
                  <text:p text:style-name="P3"/>
                </table:table-cell>
                <table:table-cell table:style-name="Таблица1.E4.2.1" office:value-type="string">
                  <text:p text:style-name="P4"/>
                </table:table-cell>
              </table:table-row>
              <table:table-row table:style-name="Таблица1.E4.2">
                <table:table-cell table:style-name="Таблица1.E5.1.2" office:value-type="string">
                  <text:p text:style-name="P3">!ПрЧН!</text:p>
                </table:table-cell>
                <table:table-cell table:style-name="Таблица1.A3" office:value-type="string">
                  <text:p text:style-name="P3">!ПрЖН!</text:p>
                </table:table-cell>
              </table:table-row>
            </table:table>
          </table:table-cell>
          <table:covered-table-cell/>
        </table:table-row>
        <table:table-row table:style-name="Таблица1.6">
          <table:table-cell table:style-name="Таблица1.A6" office:value-type="string">
            <text:p text:style-name="P1">3.</text:p>
          </table:table-cell>
          <table:table-cell table:style-name="Таблица1.B6" table:number-columns-spanned="3" office:value-type="string">
            <text:p text:style-name="Standard"><text:span text:style-name="T8">Ім</text:span><text:span text:style-name="T9">’</text:span><text:span text:style-name="T8">я <text:s text:c="40"/></text:span></text:p>
          </table:table-cell>
          <table:covered-table-cell/>
          <table:covered-table-cell/>
          <table:table-cell table:style-name="Таблица1.E6" office:value-type="string">
            <text:p text:style-name="P17">!ІмЧ!</text:p>
          </table:table-cell>
          <table:table-cell table:style-name="Таблица1.A2" office:value-type="string">
            <text:p text:style-name="P19">!ІмЖ!</text:p>
          </table:table-cell>
        </table:table-row>
        <table:table-row table:style-name="Таблица1.7">
          <table:table-cell table:style-name="Таблица1.A6" office:value-type="string">
            <text:p text:style-name="P1">4.</text:p>
          </table:table-cell>
          <table:table-cell table:style-name="Таблица1.B7" table:number-columns-spanned="3" office:value-type="string">
            <text:p text:style-name="P18">По батькові</text:p>
          </table:table-cell>
          <table:covered-table-cell/>
          <table:covered-table-cell/>
          <table:table-cell table:style-name="Таблица1.E6" office:value-type="string">
            <text:p text:style-name="P3">!ПбЧ!</text:p>
          </table:table-cell>
          <table:table-cell table:style-name="Таблица1.A2" office:value-type="string">
            <text:p text:style-name="P3">!ПбЖ!</text:p>
          </table:table-cell>
        </table:table-row>
        <table:table-row table:style-name="Таблица1.8">
          <table:table-cell table:style-name="Таблица1.A6" office:value-type="string">
            <text:p text:style-name="P1">5.</text:p>
          </table:table-cell>
          <table:table-cell table:style-name="Таблица1.E6" table:number-columns-spanned="4" office:value-type="string">
            <text:p text:style-name="Standard"><text:span text:style-name="T11">Дата </text:span><text:span text:style-name="T8">н</text:span><text:span text:style-name="T11">ародження <text:s text:c="3"/></text:span><text:span text:style-name="T10">!датаНЧ!</text:span>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Standard"><text:span text:style-name="T9"><text:s/></text:span><text:span text:style-name="T10">!датаНЖ!</text:span></text:p>
          </table:table-cell>
        </table:table-row>
        <table:table-row table:style-name="Таблица1.1">
          <table:table-cell table:style-name="Таблица1.A9" office:value-type="string">
            <text:p text:style-name="P24"/>
            <text:p text:style-name="Standard"><text:span text:style-name="T2">6</text:span><text:span text:style-name="T1">.</text:span></text:p>
          </table:table-cell>
          <table:table-cell table:style-name="Таблица1.B9" office:value-type="string">
            <text:p text:style-name="P25"/>
            <text:p text:style-name="P10">Місце</text:p>
            <text:p text:style-name="Standard"><text:span text:style-name="T1">н</text:span><text:span text:style-name="T5">ародження</text:span><text:span text:style-name="T2">:</text:span></text:p>
          </table:table-cell>
          <table:table-cell table:number-columns-spanned="4">
            <table:table table:is-sub-table="true">
              <table:table-column table:style-name="Таблица1.B"/>
              <table:table-column table:style-name="Таблица1.C9.2"/>
              <table:table-column table:style-name="Таблица1.C9.3"/>
              <table:table-column table:style-name="Таблица1.C9.4"/>
              <table:table-column table:style-name="Таблица1.C9.5"/>
              <table:table-column table:style-name="Таблица1.C9.6"/>
              <table:table-row table:style-name="Таблица1.C9.1">
                <table:table-cell table:style-name="Таблица1.C9.1.1" office:value-type="string">
                  <text:p text:style-name="P4">держава</text:p>
                </table:table-cell>
                <table:table-cell table:style-name="Таблица1.C9.2.1" table:number-columns-spanned="2" office:value-type="string">
                  <text:p text:style-name="P3">!МНЧД!</text:p>
                </table:table-cell>
                <table:covered-table-cell/>
                <table:table-cell table:style-name="Таблица1.C9.4.1" office:value-type="string">
                  <text:p text:style-name="P4">держава</text:p>
                </table:table-cell>
                <table:table-cell table:style-name="Таблица1.C9.2.1" table:number-columns-spanned="2" office:value-type="string">
                  <text:p text:style-name="P3">!МНЖД!</text:p>
                </table:table-cell>
                <table:covered-table-cell/>
              </table:table-row>
              <table:table-row table:style-name="Таблица1.C9.2">
                <table:table-cell table:style-name="Таблица1.D1.1.4" office:value-type="string">
                  <text:p text:style-name="P4">область</text:p>
                </table:table-cell>
                <table:table-cell table:style-name="Таблица1.C9.2.2" table:number-columns-spanned="2" office:value-type="string">
                  <text:p text:style-name="P3">!МНЧО!</text:p>
                </table:table-cell>
                <table:covered-table-cell/>
                <table:table-cell table:style-name="Таблица1.C9.4.2" office:value-type="string">
                  <text:p text:style-name="P4">область</text:p>
                </table:table-cell>
                <table:table-cell table:style-name="Таблица1.C9.2.2" table:number-columns-spanned="2" office:value-type="string">
                  <text:p text:style-name="P3">!МНЖО!</text:p>
                </table:table-cell>
                <table:covered-table-cell/>
              </table:table-row>
              <table:table-row table:style-name="Таблица1.C9.3">
                <table:table-cell table:style-name="Таблица1.D1.1.4" office:value-type="string">
                  <text:p text:style-name="P1">район</text:p>
                </table:table-cell>
                <table:table-cell table:style-name="Таблица1.C9.2.2" table:number-columns-spanned="2" office:value-type="string">
                  <text:p text:style-name="P3">!МНЧР!</text:p>
                </table:table-cell>
                <table:covered-table-cell/>
                <table:table-cell table:style-name="Таблица1.C9.4.2" office:value-type="string">
                  <text:p text:style-name="P1">район</text:p>
                </table:table-cell>
                <table:table-cell table:style-name="Таблица1.C9.2.2" table:number-columns-spanned="2" office:value-type="string">
                  <text:p text:style-name="P3">!МНЖР!</text:p>
                </table:table-cell>
                <table:covered-table-cell/>
              </table:table-row>
              <table:table-row table:style-name="Таблица1.C9.4">
                <table:table-cell table:style-name="Таблица1.D1.1.4" table:number-columns-spanned="2" office:value-type="string">
                  <text:p text:style-name="P20">!мнчмсс!</text:p>
                </table:table-cell>
                <table:covered-table-cell/>
                <table:table-cell table:style-name="Таблица1.C9.2.2" office:value-type="string">
                  <text:p text:style-name="P3">!МНЧМ!</text:p>
                </table:table-cell>
                <table:table-cell table:style-name="Таблица1.C9.4.2" table:number-columns-spanned="2" office:value-type="string">
                  <text:p text:style-name="P20">!мнжмсс!</text:p>
                </table:table-cell>
                <table:covered-table-cell/>
                <table:table-cell table:style-name="Таблица1.C9.2.2" office:value-type="string">
                  <text:p text:style-name="P3">!МНЖМ!</text:p>
                </table:table-cell>
              </table:table-row>
              <table:table-row table:style-name="Таблица1.C9.5">
                <table:table-cell table:style-name="Таблица1.E4.1.2" table:number-columns-spanned="3" office:value-type="string">
                  <text:p text:style-name="P1"/>
                </table:table-cell>
                <table:covered-table-cell/>
                <table:covered-table-cell/>
                <table:table-cell table:style-name="Таблица1.A3" table:number-columns-spanned="3" office:value-type="string">
                  <text:p text:style-name="P1"/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  <table:table-row table:style-name="Таблица1.10">
          <table:table-cell table:style-name="Таблица1.A6" office:value-type="string">
            <text:p text:style-name="Standard"><text:span text:style-name="T2">7</text:span><text:span text:style-name="T1">.</text:span></text:p>
          </table:table-cell>
          <table:table-cell table:style-name="Таблица1.E6" table:number-columns-spanned="4" office:value-type="string">
            <text:p text:style-name="Standard"><text:span text:style-name="T5">Громадянство <text:s text:c="7"/></text:span><text:span text:style-name="T3">!ГромадянствоЧ!</text:span>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3">!ГромадянствоЖ!</text:p>
          </table:table-cell>
        </table:table-row>
        <table:table-row table:style-name="Таблица1.1">
          <table:table-cell table:style-name="Таблица1.A11" office:value-type="string">
            <text:p text:style-name="P24"/>
            <text:p text:style-name="Standard"><text:span text:style-name="T2">8</text:span><text:span text:style-name="T1">.</text:span></text:p>
          </table:table-cell>
          <table:table-cell table:style-name="Таблица1.B9" office:value-type="string">
            <text:p text:style-name="P25"/>
            <text:p text:style-name="P10">Місце</text:p>
            <text:p text:style-name="Standard"><text:span text:style-name="T1">п</text:span><text:span text:style-name="T5">роживання:</text:span></text:p>
          </table:table-cell>
          <table:table-cell table:number-columns-spanned="4">
            <table:table table:is-sub-table="true">
              <table:table-column table:style-name="Таблица1.C"/>
              <table:table-column table:style-name="Таблица1.C11.2"/>
              <table:table-column table:style-name="Таблица1.C9.3"/>
              <table:table-column table:style-name="Таблица1.C9.4"/>
              <table:table-column table:style-name="Таблица1.C9.5"/>
              <table:table-column table:style-name="Таблица1.C9.6"/>
              <table:table-row table:style-name="Таблица1.C9.1">
                <table:table-cell table:style-name="Таблица1.C9.1.1" office:value-type="string">
                  <text:p text:style-name="P4">держава</text:p>
                </table:table-cell>
                <table:table-cell table:style-name="Таблица1.C9.2.1" table:number-columns-spanned="2" office:value-type="string">
                  <text:p text:style-name="P3">!МПЧД!</text:p>
                </table:table-cell>
                <table:covered-table-cell/>
                <table:table-cell table:style-name="Таблица1.C9.4.1" office:value-type="string">
                  <text:p text:style-name="P4">держава</text:p>
                </table:table-cell>
                <table:table-cell table:style-name="Таблица1.C9.2.1" table:number-columns-spanned="2" office:value-type="string">
                  <text:p text:style-name="P3">!МПЖД!</text:p>
                </table:table-cell>
                <table:covered-table-cell/>
              </table:table-row>
              <table:table-row table:style-name="Таблица1.C9.2">
                <table:table-cell table:style-name="Таблица1.D1.1.4" office:value-type="string">
                  <text:p text:style-name="P4">область</text:p>
                </table:table-cell>
                <table:table-cell table:style-name="Таблица1.C9.2.2" table:number-columns-spanned="2" office:value-type="string">
                  <text:p text:style-name="P3">!МПЧО!</text:p>
                </table:table-cell>
                <table:covered-table-cell/>
                <table:table-cell table:style-name="Таблица1.C9.4.2" office:value-type="string">
                  <text:p text:style-name="P4">область</text:p>
                </table:table-cell>
                <table:table-cell table:style-name="Таблица1.C9.2.2" table:number-columns-spanned="2" office:value-type="string">
                  <text:p text:style-name="P3">!МПЖО!</text:p>
                </table:table-cell>
                <table:covered-table-cell/>
              </table:table-row>
              <table:table-row table:style-name="Таблица1.C9.3">
                <table:table-cell table:style-name="Таблица1.D1.1.4" office:value-type="string">
                  <text:p text:style-name="P1">район</text:p>
                </table:table-cell>
                <table:table-cell table:style-name="Таблица1.C9.2.2" table:number-columns-spanned="2" office:value-type="string">
                  <text:p text:style-name="P3">!МПЧР!</text:p>
                </table:table-cell>
                <table:covered-table-cell/>
                <table:table-cell table:style-name="Таблица1.C9.4.2" office:value-type="string">
                  <text:p text:style-name="P1">район</text:p>
                </table:table-cell>
                <table:table-cell table:style-name="Таблица1.C9.2.2" table:number-columns-spanned="2" office:value-type="string">
                  <text:p text:style-name="P3">!МПЖР!</text:p>
                </table:table-cell>
                <table:covered-table-cell/>
              </table:table-row>
              <table:table-row table:style-name="Таблица1.C9.4">
                <table:table-cell table:style-name="Таблица1.D1.1.4" table:number-columns-spanned="2" office:value-type="string">
                  <text:p text:style-name="P20">!мпчмсс!</text:p>
                </table:table-cell>
                <table:covered-table-cell/>
                <table:table-cell table:style-name="Таблица1.C9.2.2" office:value-type="string">
                  <text:p text:style-name="P3">!МПЧМ!</text:p>
                </table:table-cell>
                <table:table-cell table:style-name="Таблица1.C9.4.2" table:number-columns-spanned="2" office:value-type="string">
                  <text:p text:style-name="P18">!мпжмсс!</text:p>
                </table:table-cell>
                <table:covered-table-cell/>
                <table:table-cell table:style-name="Таблица1.C9.2.2" office:value-type="string">
                  <text:p text:style-name="P3">!МПЖМ!</text:p>
                </table:table-cell>
              </table:table-row>
              <table:table-row table:style-name="Таблица1.C11.5">
                <table:table-cell table:style-name="Таблица1.E5.1.2" table:number-columns-spanned="3" office:value-type="string">
                  <text:p text:style-name="P4"><text:span text:style-name="T6">вул. </text:span><text:span text:style-name="T7">! <text:s/>вулЧ <text:s/>!</text:span><text:span text:style-name="T6"> буд. </text:span><text:span text:style-name="T7">! <text:s/>будЧ <text:s/>!</text:span><text:span text:style-name="T6"> кв. </text:span><text:span text:style-name="T7">! <text:s/>квЧ <text:s/>!</text:span></text:p>
                </table:table-cell>
                <table:covered-table-cell/>
                <table:covered-table-cell/>
                <table:table-cell table:style-name="Таблица1.A3" table:number-columns-spanned="3" office:value-type="string">
                  <text:p text:style-name="P4"><text:span text:style-name="T6">вул. </text:span><text:span text:style-name="T7">! <text:s/>вулЖ <text:s/>!</text:span><text:span text:style-name="T6"> буд. </text:span><text:span text:style-name="T7">! <text:s/>будЖ <text:s/>!</text:span><text:span text:style-name="T6"> кв. </text:span><text:span text:style-name="T12">! <text:s text:c="2"/>квЖ <text:s/>! </text:span></text:p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ext:soft-page-break/>
        <table:table-row table:style-name="Таблица2.1">
          <table:table-cell table:style-name="Таблица2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columns-spanned="6" office:value-type="string">
            <text:h text:style-name="P28" text:outline-level="9">Наречений</text:h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G2" table:number-columns-spanned="2" office:value-type="string">
            <text:h text:style-name="heading_20_8" text:outline-level="8">Наречена</text:h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24"/>
            <text:p text:style-name="P1"><text:s text:c="2"/>9.</text:p>
          </table:table-cell>
          <table:table-cell table:style-name="Таблица2.B3" table:number-columns-spanned="3" office:value-type="string">
            <text:p text:style-name="P25"/>
            <text:p text:style-name="P10">Сімейний стан</text:p>
            <text:p text:style-name="P10">(необхідне підкреслити)</text:p>
          </table:table-cell>
          <table:covered-table-cell/>
          <table:covered-table-cell/>
          <table:table-cell table:style-name="Таблица2.E3" table:number-columns-spanned="2" office:value-type="string">
            <text:p text:style-name="P6">!СтанЧП!</text:p>
          </table:table-cell>
          <table:covered-table-cell/>
          <table:table-cell table:style-name="Таблица2.G2" table:number-columns-spanned="2" office:value-type="string">
            <text:p text:style-name="P5">!СтанЖП!</text:p>
          </table:table-cell>
          <table:covered-table-cell/>
        </table:table-row>
        <table:table-row table:style-name="Таблица2.4">
          <table:table-cell table:style-name="Таблица2.A4" office:value-type="string">
            <text:p text:style-name="P24"/>
            <text:p text:style-name="P1">10.</text:p>
          </table:table-cell>
          <table:table-cell table:style-name="Таблица2.B4" table:number-columns-spanned="3" office:value-type="string">
            <text:p text:style-name="P25"/>
            <text:p text:style-name="P10">Серія, номер, ким видано паспорт, дата видачі</text:p>
          </table:table-cell>
          <table:covered-table-cell/>
          <table:covered-table-cell/>
          <table:table-cell table:style-name="Таблица2.G2" table:number-columns-spanned="2" office:value-type="string">
            <text:p text:style-name="P6">!ПаспортЧ!</text:p>
          </table:table-cell>
          <table:covered-table-cell/>
          <table:table-cell table:style-name="Таблица2.G2" table:number-columns-spanned="2" office:value-type="string">
            <text:p text:style-name="P6">!ПаспортЖ!</text:p>
          </table:table-cell>
          <table:covered-table-cell/>
        </table:table-row>
        <table:table-row table:style-name="Таблица2.5">
          <table:table-cell table:style-name="Таблица2.A4" office:value-type="string">
            <text:p text:style-name="P24"/>
            <text:p text:style-name="P1">11.</text:p>
          </table:table-cell>
          <table:table-cell table:style-name="Таблица2.B5" table:number-columns-spanned="5" office:value-type="string">
            <text:p text:style-name="P24"/>
            <text:p text:style-name="Standard"><text:span text:style-name="T2">Підписи осіб, </text:span><text:span text:style-name="T1">які</text:span></text:p>
            <text:p text:style-name="P10">зареєстрували шлюб <text:s text:c="35"/>√ _____________________ </text:p>
          </table:table-cell>
          <table:covered-table-cell/>
          <table:covered-table-cell/>
          <table:covered-table-cell/>
          <table:covered-table-cell/>
          <table:table-cell table:style-name="Таблица2.B5" table:number-columns-spanned="2" office:value-type="string">
            <text:p text:style-name="P21"/>
            <text:p text:style-name="P10"><text:s text:c="14"/></text:p>
            <text:p text:style-name="P10"><text:s text:c="9"/>√ _____________________</text:p>
          </table:table-cell>
          <table:covered-table-cell/>
        </table:table-row>
        <table:table-row table:style-name="Таблица2.6">
          <table:table-cell table:style-name="Таблица2.A6" office:value-type="string">
            <text:p text:style-name="P1">12.</text:p>
          </table:table-cell>
          <table:table-cell table:style-name="Таблица2.B6" table:number-columns-spanned="7" office:value-type="string">
            <text:p text:style-name="Standard"><text:span text:style-name="T5">Видано свідоцтво <text:s text:c="2"/></text:span><text:span text:style-name="T4">!ССНС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7">
          <table:table-cell table:style-name="Таблица2.A4" office:value-type="string">
            <text:p text:style-name="P24"/>
            <text:p text:style-name="P1">13.</text:p>
          </table:table-cell>
          <table:table-cell table:style-name="Таблица2.B7" office:value-type="string">
            <text:p text:style-name="P24"/>
            <text:p text:style-name="P1">Для відміток</text:p>
          </table:table-cell>
          <table:table-cell table:style-name="Таблица2.B5" table:number-columns-spanned="6" office:value-type="string">
            <text:p text:style-name="P22"/>
            <text:p text:style-name="P6">!Помітки!</text:p>
            <text:p text:style-name="P6"/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8">
          <table:table-cell table:style-name="Таблица2.A8" office:value-type="string">
            <text:p text:style-name="P1"/>
          </table:table-cell>
          <table:table-cell table:style-name="Таблица2.B8" office:value-type="string">
            <text:p text:style-name="P1"/>
          </table:table-cell>
          <table:table-cell table:style-name="Таблица2.C8" table:number-columns-spanned="4" office:value-type="string">
            <text:p text:style-name="P6">!рвч! !ПоміткиЧ!</text:p>
          </table:table-cell>
          <table:covered-table-cell/>
          <table:covered-table-cell/>
          <table:covered-table-cell/>
          <table:table-cell table:style-name="Таблица2.E3" table:number-columns-spanned="2" office:value-type="string">
            <text:p text:style-name="P3">!рвж! !ПоміткиЖ!</text:p>
          </table:table-cell>
          <table:covered-table-cell/>
        </table:table-row>
        <table:table-row table:style-name="Таблица2.9">
          <table:table-cell table:style-name="Таблица2.A1" office:value-type="string">
            <text:p text:style-name="P13"/>
          </table:table-cell>
          <table:table-cell table:style-name="Таблица2.A1" table:number-columns-spanned="2" office:value-type="string">
            <text:p text:style-name="P14"/>
          </table:table-cell>
          <table:covered-table-cell/>
          <table:table-cell table:style-name="Таблица2.D9" table:number-columns-spanned="2" office:value-type="string">
            <text:p text:style-name="P13"><text:span text:style-name="T13">Керівник</text:span> органу державної реєстрації актів цивільного стану</text:p>
          </table:table-cell>
          <table:covered-table-cell/>
          <table:table-cell table:style-name="Таблица2.C8" table:number-columns-spanned="2" office:value-type="string">
            <text:p text:style-name="P13"/>
          </table:table-cell>
          <table:covered-table-cell/>
          <table:table-cell table:style-name="Таблица2.D9" office:value-type="string">
            <text:p text:style-name="P15"><text:span text:style-name="T13">!Керівник!</text:span></text:p>
          </table:table-cell>
        </table:table-row>
        <table:table-row table:style-name="Таблица2.10">
          <table:table-cell table:style-name="Таблица2.A1" office:value-type="string">
            <text:p text:style-name="P1"/>
          </table:table-cell>
          <table:table-cell table:style-name="Таблица2.A1" table:number-columns-spanned="2" office:value-type="string">
            <text:p text:style-name="P14"><text:s text:c="8"/>М.П.</text:p>
          </table:table-cell>
          <table:covered-table-cell/>
          <table:table-cell table:style-name="Таблица2.A1" table:number-columns-spanned="2" office:value-type="string">
            <text:p text:style-name="P1"/>
          </table:table-cell>
          <table:covered-table-cell/>
          <table:table-cell table:style-name="Таблица2.B3" table:number-columns-spanned="2" office:value-type="string">
            <text:p text:style-name="P1"><text:s text:c="15"/>(підпис)</text:p>
          </table:table-cell>
          <table:covered-table-cell/>
          <table:table-cell table:style-name="Таблица2.A1" office:value-type="string">
            <text:p text:style-name="P1"/>
          </table:table-cell>
        </table:table-row>
        <table:table-row table:style-name="Таблица2.11">
          <table:table-cell table:style-name="Таблица2.A1" table:number-rows-spanned="2" office:value-type="string">
            <text:p text:style-name="P1"/>
          </table:table-cell>
          <table:table-cell table:style-name="Таблица2.A1" table:number-rows-spanned="2" table:number-columns-spanned="2" office:value-type="string">
            <text:p text:style-name="P10"/>
          </table:table-cell>
          <table:covered-table-cell/>
          <table:table-cell table:style-name="Таблица2.A1" table:number-rows-spanned="2" table:number-columns-spanned="2" office:value-type="string">
            <text:p text:style-name="P13">Посадова особа органу державної</text:p>
            <text:p text:style-name="P13">реєстрації актів цивільного стану,</text:p>
            <text:p text:style-name="P13">яка склала актовий запис</text:p>
          </table:table-cell>
          <table:covered-table-cell/>
          <table:table-cell table:style-name="Таблица2.F11" table:number-columns-spanned="2" office:value-type="string">
            <text:p text:style-name="P1"/>
          </table:table-cell>
          <table:covered-table-cell/>
          <table:table-cell table:style-name="Таблица2.D9" office:value-type="string">
            <text:p text:style-name="P13">!ПІБ_по! !Посада!</text:p>
          </table:table-cell>
        </table:table-row>
        <table:table-row table:style-name="Таблица2.12">
          <table:covered-table-cell/>
          <table:covered-table-cell/>
          <table:covered-table-cell/>
          <table:covered-table-cell/>
          <table:covered-table-cell/>
          <table:table-cell table:style-name="Таблица2.F12" table:number-columns-spanned="2" office:value-type="string">
            <text:p text:style-name="P1"><text:s text:c="15"/>(підпис)</text:p>
          </table:table-cell>
          <table:covered-table-cell/>
          <table:table-cell table:style-name="Таблица2.D9" office:value-type="string">
            <text:p text:style-name="P1"/>
          </table:table-cell>
        </table:table-row>
      </table:table>
      <text:p text:style-name="Standard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text-align="center" style:justify-single-word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text-align="center" style:justify-single-word="false" fo:keep-with-next="always"/>
      <style:text-properties style:font-name="Times New Roman CYR" fo:font-size="14pt" fo:language="uk" fo:country="UA" style:font-name-asian="Times New Roman CYR" style:font-size-asian="14pt" style:font-name-complex="Times New Roman CYR" style:font-size-complex="14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4.12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4.121cm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04cm" fo:page-height="21.003cm" style:num-format="1" style:print-orientation="landscape" fo:margin-top="2cm" fo:margin-bottom="0.63cm" fo:margin-left="1.591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ÀÊÒÎÂÈÉ ÇÀÏÈÑ ÏÐÎ ÑÌÅÐÒÜ ¹    #íîìåð àêòó#</dc:title>
    <meta:initial-creator>Koltsov</meta:initial-creator>
    <dc:creator>Vladimir Koltsov</dc:creator>
    <meta:creation-date>2004-01-23T21:31:00</meta:creation-date>
    <dc:date>2012-04-08T12:38:18.17</dc:date>
    <meta:print-date>2002-12-09T23:37:00</meta:print-date>
    <meta:generator>OpenOffice.org/3.3$Win32 OpenOffice.org_project/330m20$Build-9567</meta:generator>
    <meta:editing-duration>PT15M51S</meta:editing-duration>
    <meta:editing-cycles>7</meta:editing-cycles>
    <meta:document-statistic meta:table-count="2" meta:image-count="0" meta:object-count="0" meta:page-count="2" meta:paragraph-count="103" meta:word-count="181" meta:character-count="1331"/>
  </office:meta>
</office:document-meta>
</file>